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sourceResolver.getContentCodingKey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ResourceResolver.getContentCo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.setContentCodings( List &lt; String &gt; co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ResourceResolver.CachingResourceResolver( CacheManager cacheManager ,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ResourceResolver.computeKey( @ Nullable ServerWebExchange exchange ,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ResourceResolv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.resolveResourceInternal( @ Nullable ServerWebExchange exchange , String requestPath , List &lt; ? extends Resource &gt; locations , ResourceResolv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ResourceResolver.CachingResourceResolver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ResourceResolver.resolveUrlPathInternal( String resourceUrlPath , List &lt; ? extends Resource &gt; locations , ResourceResolv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